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2d75c"/>
    </style:style>
    <style:style style:name="P2" style:family="paragraph" style:parent-style-name="Standard">
      <style:paragraph-properties fo:text-align="center" style:justify-single-word="false"/>
      <style:text-properties fo:font-weight="bold" officeooo:paragraph-rsid="0002d75c" style:font-weight-asian="bold" style:font-weight-complex="bold"/>
    </style:style>
    <style:style style:name="P3" style:family="paragraph" style:parent-style-name="Standard">
      <style:text-properties officeooo:paragraph-rsid="0004b123"/>
    </style:style>
    <style:style style:name="P4" style:family="paragraph" style:parent-style-name="Standard">
      <style:text-properties fo:font-style="normal" officeooo:rsid="0020954d" officeooo:paragraph-rsid="0004b123" style:font-style-asian="normal" style:font-style-complex="normal"/>
    </style:style>
    <style:style style:name="P5" style:family="paragraph" style:parent-style-name="Standard">
      <style:text-properties officeooo:paragraph-rsid="0004b654"/>
    </style:style>
    <style:style style:name="T1" style:family="text">
      <style:text-properties officeooo:rsid="0002d75c"/>
    </style:style>
    <style:style style:name="T2" style:family="text">
      <style:text-properties fo:font-weight="bold" style:font-weight-asian="bold" style:font-weight-complex="bold"/>
    </style:style>
    <style:style style:name="T3" style:family="text">
      <style:text-properties fo:font-weight="bold" officeooo:rsid="00037ad6"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2d75c" style:font-style-asian="italic" style:font-style-complex="italic"/>
    </style:style>
    <style:style style:name="T6" style:family="text">
      <style:text-properties fo:font-style="italic" officeooo:rsid="000addbf" style:font-style-asian="italic" style:font-style-complex="italic"/>
    </style:style>
    <style:style style:name="T7" style:family="text">
      <style:text-properties fo:font-style="italic" officeooo:rsid="0020954d" style:font-style-asian="italic" style:font-style-complex="italic"/>
    </style:style>
    <style:style style:name="T8" style:family="text">
      <style:text-properties officeooo:rsid="00037ad6"/>
    </style:style>
    <style:style style:name="T9" style:family="text">
      <style:text-properties officeooo:rsid="000addbf"/>
    </style:style>
    <style:style style:name="T10" style:family="text">
      <style:text-properties officeooo:rsid="0020954d"/>
    </style:style>
    <style:style style:name="T11" style:family="text">
      <style:text-properties fo:font-style="normal" officeooo:rsid="000c1dae" style:font-style-asian="normal" style:font-style-complex="normal"/>
    </style:style>
    <style:style style:name="T12" style:family="text">
      <style:text-properties fo:font-style="normal" officeooo:rsid="0020954d" style:font-style-asian="normal" style:font-style-complex="normal"/>
    </style:style>
    <style:style style:name="T13" style:family="text">
      <style:text-properties fo:font-size="7pt" style:font-size-asian="7pt" style:font-size-complex="7pt"/>
    </style:style>
    <style:style style:name="T14" style:family="text">
      <style:text-properties fo:font-size="7pt" officeooo:rsid="0004b654" style:font-size-asian="7pt" style:font-size-complex="7pt"/>
    </style:style>
    <style:style style:name="T15"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text:span text:style-name="T8">T</text:span>ask</text:p>
      <text:p text:style-name="P1"/>
      <text:p text:style-name="P5">This module manages simple automatic tasks carried out by the board, you have to be careful because it can affect other existing modules and pins since there is no control of it in the tasks, you can create up to a maximum of 127 tasks.<text:line-break/>Important!!! The “FirmataScheduler.cpp” file inside the “scr” directory of ConfigurableFirmata must be modified (because if it is not there it only works for Arduino Uno and similar) as follows:<text:line-break/> <text:s text:c="7"/><text:span text:style-name="T13">case DELAY_FIRMATA_TASK:<text:line-break/> <text:s text:c="10"/>{<text:line-break/> <text:s text:c="12"/>if (argc == 6) {<text:line-break/> <text:s text:c="14"/>argv++;<text:line-break/> <text:s text:c="14"/>Encoder7BitClass::readBinary(4, argv, argv); //decode place<text:line-break/> <text:s text:c="14"/>delayTask((long)argv[0] | (long)argv[1]&lt;&lt;8 | (long)argv[2]&lt;&lt;16 | (long)argv[3]&lt;&lt;24); // length is different on ESP8266 (or ESP32) and arduino<text:line-break/> <text:s text:c="12"/>}<text:line-break/> <text:s text:c="12"/>break;<text:line-break/> <text:s text:c="10"/>}<text:line-break/> <text:s text:c="8"/>case SCHEDULE_FIRMATA_TASK:<text:line-break/> <text:s text:c="10"/>{<text:line-break/> <text:s text:c="12"/>if (argc == 7) { //one byte taskid, 5 bytes to encode 4 bytes of long<text:line-break/> <text:s text:c="14"/>Encoder7BitClass::readBinary(4, argv + 2, argv + 2); //decode place<text:line-break/> <text:s text:c="14"/>schedule(argv[1], (long)argv[2] | (long)argv[3]&lt;&lt;8 | (long)argv[4]&lt;&lt;16 | (long)argv[5]&lt;&lt;24); // length is different on ESP8266 (or ESP32) and arduino<text:line-break/> <text:s text:c="12"/>break;<text:line-break/> <text:s text:c="10"/>}</text:span><text:line-break/><text:line-break/>and this part<text:line-break/><text:line-break/><text:span text:style-name="T13">void FirmataScheduler::reportTask(byte id, firmata_task* task, boolean error)<text:line-break/>{<text:line-break/> <text:s text:c="4"/>Encoder7BitClass encoder;<text:line-break/> <text:s text:c="4"/>Firmata.write(START_SYSEX);<text:line-break/> <text:s text:c="4"/>Firmata.write(SCHEDULER_DATA);<text:line-break/> <text:s text:c="4"/>if (error) {<text:line-break/> <text:s text:c="8"/>Firmata.write(ERROR_TASK_REPLY);<text:line-break/> <text:s text:c="4"/>}<text:line-break/> <text:s text:c="4"/>else {<text:line-break/> <text:s text:c="8"/>Firmata.write(QUERY_TASK_REPLY);<text:line-break/> <text:s text:c="4"/>}<text:line-break/>Firmata. write(id);<text:line-break/> <text:s text:c="4"/>if (task) {<text:line-break/> <text:s text:c="8"/>encoder.startBinaryWrite();<text:line-break/> <text:s text:c="4"/>// because long and int are different on ESP8266 (or ESP32) and arduino<text:line-break/> <text:s text:c="12"/>// write time_ms<text:line-break/> <text:s text:c="8"/>encoder.writeBinary(task-&gt;time_ms &amp; 0xFF);<text:line-break/> <text:s text:c="8"/>encoder.writeBinary((task-&gt;time_ms &gt;&gt; 8) &amp; 0xFF);<text:line-break/> <text:s text:c="8"/>encoder.writeBinary((task-&gt;time_ms &gt;&gt; 16) &amp; 0xFF);<text:line-break/> <text:s text:c="8"/>encoder.writeBinary((task-&gt;time_ms &gt;&gt; 24) &amp; 0xFF);<text:line-break/> <text:s text:c="11"/>// write len<text:line-break/> <text:s text:c="8"/>encoder.writeBinary(task-&gt;len &amp; 0xFF);<text:line-break/> <text:s text:c="8"/>encoder.writeBinary((task-&gt;len &gt;&gt; 8) &amp; 0xFF);<text:line-break/> <text:s text:c="12"/>// write position<text:line-break/> <text:s text:c="8"/>encoder.writeBinary(task-&gt;pos &amp; 0xFF);<text:line-break/> <text:s text:c="8"/>encoder.writeBinary((task-&gt;pos &gt;&gt; 8) &amp; 0xFF);<text:line-break/> <text:s text:c="12"/>// write messages<text:line-break/> <text:s text:c="8"/>for (unsigned int i = 0; i &lt; task-&gt;len; i++) {<text:line-break/> <text:s text:c="10"/>encoder.writeBinary(task-&gt;messages[i]);<text:line-break/> <text:s text:c="8"/>}<text:line-break/> <text:s text:c="4"/>encoder.endBinaryWrite();<text:line-break/> <text:s text:c="4"/>}<text:line-break/> <text:s text:c="4"/>Firmata.write(END_SYSEX);<text:line-break/>};</text:span><text:line-break/><text:line-break/>The most important properties are:<text:line-break/><text:span text:style-name="T2">Board</text:span>: Board instance to which it belongs.<text:line-break/><text:span text:style-name="T2">TaskID</text:span>: Identifies the task number.<text:line-break/><text:span text:style-name="T2">DataTask</text:span>: Orders to be executed by the task, as if they were sent to the board.<text:line-break/><text:span text:style-name="T2">RunOnce</text:span>: When it is true, the task is executed once and ends and when it is false, a DelayTask order is automatically added to the end of the task, forcing the task to be restarted.<text:line-break/><text:span text:style-name="T2">TimeDelay</text:span>: delay for DelayTask orders.<text:line-break/><text:span text:style-name="T2">RunDelay</text:span>: delay before executing the task.<text:line-break/><text:line-break/>When a TTask instance is enabled, the task is created according to the <text:span text:style-name="T4">RunOnce</text:span> option and it is executed.<text:line-break/>The most important event is:<text:line-break/><text:soft-page-break/><text:span text:style-name="T2">OnQueryTask</text:span>, launched by the <text:span text:style-name="T2">QueryTask</text:span> returning the requested task data.<text:line-break/><text:line-break/><text:span text:style-name="T2">OnEnabled</text:span> and <text:span text:style-name="T2">OnDisabled</text:span> events are executed just before the module is activated and just after it is deactivated.<text:line-break/> <text:line-break/>When the instance is activated, the task is created and launched and when it is deactivated it is stopped and deleted from the board, not from the instance, there is no function to only stop the task on the board.<text:line-break/><text:line-break/>As it is very easy to make mistakes when creating the size of the necessary data of the task, (an incorrect size could block the board or malfunction), for this reason an optional final parameter was put in all the functions of sending orders to the board. called write which defaults to True. When this parameter is True it means that the commands are sent to the board, however if this parameter is used with the value False then nothing is sent to the board and the function returns the string with the command that would be sent to the board, very useful for DataTask.<text:line-break/>Although the <text:span text:style-name="T2">DataTask</text:span> can be any size (depends on the available memory on the board), care must be taken because if the <text:span text:style-name="T4">AddDataTask</text:span> function is used, it can only send a maximum of 59 bytes due to MAX_DATA_BYTES = 64 (could be 60 bytes correcting the ConfigurableFirmata.cpp error) of the firmata protocol (but more data can be sent in several blocks, so the limit is the available memory, the TTask module takes care of it automatically).<text:line-break/><text:line-break/>Example: Flashing of led 13</text:p>
      <text:p text:style-name="P5"><text:line-break/><text:span text:style-name="T13">1- Create Pin1 of Pin equal to 13 in Arduino, Pin1.Pin=13;<text:line-break/> <text:s text:c="5"/>Pin1.Mode:=PIN_MODE_OUTPUT;<text:line-break/> <text:s text:c="5"/>Pin1.Enabled:=True; // update the mode of the pin<text:line-break/> <text:s text:c="5"/>Pin1.Enabled:=False; // It does not need to be active to work<text:line-break/><text:line-break/>2- Create a task Task1.TaskID:=1;<text:line-break/> <text:s text:c="5"/>Task1.TimeDelay:=500; // delay of (DelayTask) millisecs<text:line-break/> <text:s text:c="5"/>Task1.RunDelay:=0; // delay before execution</text:span></text:p>
      <text:p text:style-name="P1"><text:span text:style-name="T13">3- Task1.DataTask:= Pin1.SetDigitalPinValue(1, false); // add led command pin 13 ON<text:line-break/>4- Task1.DataTask:= Task1.DataTask + Task1.DelayTask(false); // add timeout 500 millisecs<text:line-break/>5- Task1.DataTask:= Task1.DataTask + Pin1.SetDigitalPinValue(0, false); // add command led pin 13 OFF<text:line-break/><text:line-break/>6- Execute task Task1.Enabled:=true; // Because Task1.RunOnce:=False a DelayTask is added automatically<text:line-break/>7- To cancel the task do Task1.Enabled:=false;<text:line-break/><text:line-break/></text:span><text:span text:style-name="T15">As can be seen, this component performs simple periodic tasks independent of the client. It would be very interesting to improve Scheduler (TTask) with more functions, especially an "IF" according to a pin and/or variable value, one task or another is launched. Very useful especially for ESP32 and ESP8266 due to its great memory and spee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3-12T18:09:17.571143789</meta:creation-date>
    <dc:date>2023-01-18T14:41:18.818000000</dc:date>
    <meta:editing-duration>PT10M25S</meta:editing-duration>
    <meta:editing-cycles>3</meta:editing-cycles>
    <meta:generator>LibreOffice/7.3.4.2$Windows_X86_64 LibreOffice_project/728fec16bd5f605073805c3c9e7c4212a0120dc5</meta:generator>
    <meta:document-statistic meta:table-count="0" meta:image-count="0" meta:object-count="0" meta:page-count="2" meta:paragraph-count="4" meta:word-count="776" meta:character-count="5626" meta:non-whitespace-character-count="4371"/>
  </office:meta>
</office:document-meta>
</file>